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ourier 10 Pitch1" svg:font-family="'Courier 10 Pitc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Mono"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6" style:family="paragraph" style:parent-style-name="Text_20_body">
      <style:paragraph-properties fo:margin-left="1.251cm" fo:margin-right="0cm" fo:text-indent="-0.762cm" style:auto-text-indent="false"/>
    </style:style>
    <style:style style:name="P7" style:family="paragraph" style:parent-style-name="_5f_OOoComputerCode" style:list-style-name=""/>
    <style:style style:name="P8" style:family="paragraph" style:parent-style-name="Heading_20_1">
      <style:paragraph-properties fo:margin-left="1.251cm" fo:margin-right="0cm" fo:text-indent="-0.762cm" style:auto-text-indent="false"/>
    </style:style>
    <style:style style:name="P9" style:family="paragraph" style:parent-style-name="Heading_20_1">
      <style:paragraph-properties fo:margin-left="1.251cm" fo:margin-right="0cm" fo:text-indent="-0.762cm" style:auto-text-indent="false" fo:break-before="page"/>
    </style:style>
    <style:style style:name="P10" style:family="paragraph" style:parent-style-name="Heading_20_1">
      <style:paragraph-properties fo:margin-left="1.251cm" fo:margin-right="0cm" fo:text-align="justify" style:justify-single-word="false" fo:text-indent="-0.762cm" style:auto-text-indent="false" fo:break-before="page"/>
    </style:style>
    <style:style style:name="P11" style:family="paragraph" style:parent-style-name="Heading_20_4">
      <style:paragraph-properties fo:margin-left="3.752cm" fo:margin-right="0cm" fo:text-indent="-1.524cm" style:auto-text-indent="false"/>
    </style:style>
    <style:style style:name="P12" style:family="paragraph" style:parent-style-name="Heading_20_4">
      <style:paragraph-properties fo:margin-left="3.752cm" fo:margin-right="0cm" fo:text-indent="-1.524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center" style:horizontal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2068511" text:style-name="Outline">
        <text:list-item>
          <text:h text:style-name="P8" text:outline-level="1">Introducción</text:h>
        </text:list-item>
      </text:list>
      <text:p text:style-name="P2"/>
      <text:p text:style-name="P3"><text:tab/>Sobre la implementación de la práctica no hay nada que resaltar especialmente, las fuentes están totalmente comentada, tanto el código como las funciones (mediante <text:span text:style-name="T2">Doxygen</text:span>).</text:p>
      <text:p text:style-name="P3"/>
      <text:p text:style-name="P3"><text:tab/>Cabe destacar el uso de una macro especial en los ficheros, la macro <text:span text:style-name="T2">__VERBOSE__</text:span> que declarada mediante <text:s/><text:span text:style-name="T2">#define</text:span> sin valor hará que el compilador elija el código de forma que las funciones devuelvan los valores de nodos expandidos, nodos podados y tamaño máximo de la cola de nodos vivos. De esta forma se compila correctamente para después enlazarlo con un ejecutable que recoja esos datos.</text:p>
      <text:p text:style-name="P3"/>
      <text:list xml:id="list1917288040" text:continue-numbering="true" text:style-name="Outline">
        <text:list-item>
          <text:h text:style-name="P8" text:outline-level="1">Backtracking</text:h>
        </text:list-item>
      </text:list>
      <text:p text:style-name="P6"/>
      <text:p text:style-name="P2"><text:tab/>Utilizando el programa <text:span text:style-name="T2">mainBK</text:span> (listado en el apéndice) obtenemos la siguiente salida:</text:p>
      <text:p text:style-name="P6"><draw:frame draw:style-name="fr1" draw:name="Marco8" text:anchor-type="paragraph" svg:x="0.111cm" svg:y="0.247cm" svg:width="16.697cm" draw:z-index="0"><draw:text-box fo:min-height="3.926cm"><text:p text:style-name="P7"><text:span text:style-name="_5f_OOoComputerBase">n=11: <text:s/>[( 1 2 3 4 5 6 7 8 9 9 10 ),tiempo=11] 148685 1230655 0.88569</text:span></text:p><text:p text:style-name="P7"><text:span text:style-name="_5f_OOoComputerBase">n=12: <text:s/>[( 8 9 10 4 5 6 7 6 1 2 3 4 ),tiempo=19] 1414884 11356376 7.6217</text:span></text:p><text:p text:style-name="P7"><text:span text:style-name="_5f_OOoComputerBase">n=13: <text:s/>[( 9 10 8 2 3 4 5 6 7 8 9 7 1 ),tiempo=58] 10027353 77719167 52.483</text:span></text:p><text:p text:style-name="P7"><text:span text:style-name="_5f_OOoComputerBase">n=14: <text:s/>[( 5 6 7 7 8 9 10 10 4 5 1 2 3 4 ),tiempo=62] 61170687 456824603 314.24231</text:span></text:p><text:p text:style-name="P7"><text:span text:style-name="_5f_OOoComputerBase">n=15: <text:s/>[( 5 2 3 3 4 5 6 7 8 9 10 9 10 6 1 ),tiempo=67] 338327691 2431813269 1717.13</text:span></text:p></draw:text-box></draw:frame></text:p>
      <text:p text:style-name="P3"><text:tab/>Sólo hasta <text:span text:style-name="T2">n=15</text:span> ya que casos mayores podría tardar incluso días.</text:p>
      <text:p text:style-name="P3"><text:tab/>Los tres últimos valores son nodos expandidos, nodos podados y tiempo total invertido.</text:p>
      <text:p text:style-name="P3"><text:tab/>La solución que muestra (entre corchetes) es sólo la del último caso, sin embargo los demás datos son las medias de 20 ejecuciones.</text:p>
      <text:p text:style-name="P3"><text:tab/>Calculo el tiempo de ejecución por nodo expandido <text:s/>para cada tamaño.</text:p>
      <text:p text:style-name="P3"><text:tab/>Sabiendo <text:s/>que <draw:frame draw:style-name="fr4" draw:name="Objeto3" text:anchor-type="as-char" svg:width="2.586cm" svg:height="1.01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2" draw:name="Marco1" text:anchor-type="paragraph" svg:y="-0.071cm" svg:width="3.944cm" draw:z-index="1"><draw:text-box fo:min-height="3.56cm"><text:p text:style-name="P7"><text:span text:style-name="_5f_OOoComputerBase"><text:span text:style-name="T2">11 0.000005956</text:span></text:span></text:p><text:p text:style-name="P7"><text:span text:style-name="_5f_OOoComputerBase"><text:span text:style-name="T2">12 0.000005386</text:span></text:span></text:p><text:p text:style-name="P7"><text:span text:style-name="_5f_OOoComputerBase"><text:span text:style-name="T2">13 0.000005233</text:span></text:span></text:p><text:p text:style-name="P7"><text:span text:style-name="_5f_OOoComputerBase"><text:span text:style-name="T2">14 0.000005137</text:span></text:span></text:p><text:p text:style-name="P7"><text:span text:style-name="_5f_OOoComputerBase"><text:span text:style-name="T2">15 0.000005075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Introduzco los datos en <text:span text:style-name="T2">xmgrace</text:span><text:span text:style-name="T4"> y busco la mejor aproximación:</text:span></text:p>
      <text:p text:style-name="P3"><text:s/><draw:frame draw:style-name="fr3" draw:name="Objeto1" text:anchor-type="as-char" svg:y="-1.219cm" svg:width="13.178cm" svg:height="0.58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4"><text:tab/>El mismo proceso hago para el número de nodos:</text:span></text:p>
      <text:p text:style-name="P3"><text:span text:style-name="T4"><draw:frame draw:style-name="fr3" draw:name="Objeto2" text:anchor-type="as-char" svg:y="-2.335cm" svg:width="10.534cm" svg:height="0.591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4"><text:tab/>De modo que podemos obtener la función del tiempo de la forma:</text:span><text:span text:style-name="T4"><draw:frame draw:style-name="fr4" draw:name="Objeto4" text:anchor-type="as-char" svg:width="3.544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list xml:id="list336055241" text:continue-numbering="true" text:style-name="Outline">
        <text:list-item>
          <text:h text:style-name="P9" text:outline-level="1">Branch &amp; Bound</text:h>
        </text:list-item>
      </text:list>
      <text:p text:style-name="P6"/>
      <text:p text:style-name="P2"><text:tab/>Utilizando el programa <text:span text:style-name="T2">mainBB</text:span> (listado en el apéndice) obtenemos la siguiente salida:</text:p>
      <text:p text:style-name="P6"><draw:frame draw:style-name="fr1" draw:name="Marco2" text:anchor-type="paragraph" svg:x="0.111cm" svg:y="0.247cm" svg:width="16.697cm" draw:z-index="10"><draw:text-box fo:min-height="3.926cm"><text:p text:style-name="P7"><text:span text:style-name="_5f_OOoComputerBase">n=11: <text:s/>[( 4 3 7 9 10 1 8 6 2 5 1 ),tiempo=29] 905584 4121596 33515 4.436</text:span></text:p><text:p text:style-name="P7"><text:span text:style-name="_5f_OOoComputerBase">n=12: <text:s/>[( 3 10 8 9 5 7 1 4 3 2 2 6 ),tiempo=30] 1767032 5806408 33914 2.411</text:span></text:p><text:p text:style-name="P7"><text:span text:style-name="_5f_OOoComputerBase">n=13: <text:s/>[( 7 9 2 10 1 3 6 8 4 9 10 5 1 ),tiempo=58] 2274962 6843728 33914 1.378</text:span></text:p><text:p text:style-name="P7"><text:span text:style-name="_5f_OOoComputerBase">n=14: <text:s/>[( 1 4 7 1 3 5 2 8 9 6 3 10 1 2 ),tiempo=62] 4776537 12211293 88138 8.31</text:span></text:p><text:p text:style-name="P7"><text:span text:style-name="_5f_OOoComputerBase">n=15: <text:s/>[( 3 4 3 5 10 7 1 3 1 2 9 2 6 4 8 ),tiempo=61] 11567975 26870512 385172 24.483</text:span></text:p><text:p text:style-name="P7"><text:span text:style-name="_5f_OOoComputerBase">n=16: <text:s/>[( 3 5 2 6 10 7 1 1 8 2 4 4 3 3 9 4 ),tiempo=62] 15240868 34844051 385172 13.295</text:span></text:p><text:p text:style-name="P7"><text:span text:style-name="_5f_OOoComputerBase">n=17: <text:s/>[( 2 5 1 2 3 7 3 1 4 3 1 10 9 6 4 8 2 ),tiempo=82] 31276236 68040873 1390276 58.544</text:span></text:p></draw:text-box></draw:frame></text:p>
      <text:p text:style-name="P3"><text:tab/>Este llega a casos mayores que el <text:span text:style-name="T2">Backtracking</text:span> ya que es más rápido.</text:p>
      <text:p text:style-name="P3"><text:tab/>Los cuatro últimos valores son nodos expandidos, nodos podados, tamaño máximo de la lista de nodos vivos y tiempo total invertido.</text:p>
      <text:p text:style-name="P3"><text:tab/>La solución que muestra (entre corchetes) es sólo la del último caso, sin embargo los demás datos son las medias de 20 ejecuciones.</text:p>
      <text:p text:style-name="P3"><text:tab/>Calculo el tiempo de ejecución por nodo expandido <text:s/>para cada tamaño.</text:p>
      <text:p text:style-name="P3"><text:tab/>Sabiendo <text:s/>que <draw:frame draw:style-name="fr4" draw:name="Objeto6" text:anchor-type="as-char" svg:width="2.586cm" svg:height="1.016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<draw:frame draw:style-name="fr2" draw:name="Marco3" text:anchor-type="paragraph" svg:y="-0.071cm" svg:width="6.02cm" draw:z-index="11"><draw:text-box fo:min-height="4.348cm"><text:p text:style-name="P7"><text:span text:style-name="_5f_OOoComputerBase"><text:span text:style-name="T2">11 0.0000048984964</text:span></text:span></text:p><text:p text:style-name="P7"><text:span text:style-name="_5f_OOoComputerBase"><text:span text:style-name="T2">12 0.0000013644348</text:span></text:span></text:p><text:p text:style-name="P7"><text:span text:style-name="_5f_OOoComputerBase"><text:span text:style-name="T2">13 0.0000006057244</text:span></text:span></text:p><text:p text:style-name="P7"><text:span text:style-name="_5f_OOoComputerBase"><text:span text:style-name="T2">14 0.0000017397541</text:span></text:span></text:p><text:p text:style-name="P7"><text:span text:style-name="_5f_OOoComputerBase"><text:span text:style-name="T2">15 0.0000021164465</text:span></text:span></text:p><text:p text:style-name="P7"><text:span text:style-name="_5f_OOoComputerBase"><text:span text:style-name="T2">16 0.0000008723256</text:span></text:span></text:p><text:p text:style-name="P7"><text:span text:style-name="_5f_OOoComputerBase"><text:span text:style-name="T2">17 0.0000018718365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/></text:p>
      <text:p text:style-name="P3"><text:span text:style-name="T4"><text:tab/>Introduzco los datos en </text:span><text:span text:style-name="T2">xmgrace</text:span><text:span text:style-name="T4"> y busco la mejor aproximación:</text:span></text:p>
      <text:p text:style-name="P3"><text:s/><draw:frame draw:style-name="fr3" draw:name="Objeto7" text:anchor-type="as-char" svg:y="-1.219cm" svg:width="16.06cm" svg:height="0.59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><text:span text:style-name="T4"/></text:p>
      <text:p text:style-name="P5"><text:span text:style-name="T4"/></text:p>
      <text:p text:style-name="P3"><text:span text:style-name="T4"><text:tab/>El mismo proceso hago para el número de nodos:</text:span></text:p>
      <text:p text:style-name="P3"><text:span text:style-name="T4"><draw:frame draw:style-name="fr3" draw:name="Objeto8" text:anchor-type="as-char" svg:y="-1.383cm" svg:width="15.642cm" svg:height="0.591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4"><text:tab/>De modo que podemos obtener la función del tiempo de la forma:</text:span><text:span text:style-name="T4"><draw:frame draw:style-name="fr4" draw:name="Objeto5" text:anchor-type="as-char" svg:width="3.544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list xml:id="list353952768" text:continue-numbering="true" text:style-name="Outline">
        <text:list-item>
          <text:h text:style-name="P10" text:outline-level="1"><text:span text:style-name="T4">Apéndice</text:span></text:h>
          <text:list>
            <text:list-item>
              <text:list>
                <text:list-item>
                  <text:list>
                    <text:list-item>
                      <text:h text:style-name="P11" text:outline-level="4"><text:span text:style-name="T4">Fichero mainBK.cpp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4"/></text:p>
      <text:p text:style-name="P1"><text:span text:style-name="T4">#include &lt;iostream&gt;</text:span></text:p>
      <text:p text:style-name="P1"><text:span text:style-name="T4">#include &lt;vector&gt;</text:span></text:p>
      <text:p text:style-name="P1"><text:span text:style-name="T4">#include &lt;cstdlib&gt;</text:span></text:p>
      <text:p text:style-name="P1"><text:span text:style-name="T4"/></text:p>
      <text:p text:style-name="P1"><text:span text:style-name="T4">#define VECES 20</text:span></text:p>
      <text:p text:style-name="P1"><text:span text:style-name="T4"/></text:p>
      <text:p text:style-name="P1"><text:span text:style-name="T4">using namespace std;</text:span></text:p>
      <text:p text:style-name="P1"><text:span text:style-name="T4"/></text:p>
      <text:p text:style-name="P1"><text:span text:style-name="T4">void bombillas_BK (const std::vector&lt;int&gt; T,std::vector&lt;int&gt; &amp;A, int &amp;tiempo, register unsigned int &amp;NEXP, register unsigned int &amp;NPODAS);</text:span></text:p>
      <text:p text:style-name="P1"><text:span text:style-name="T4"/></text:p>
      <text:p text:style-name="P1"><text:span text:style-name="T4">inline void init(vector&lt;int&gt; &amp;V)</text:span></text:p>
      <text:p text:style-name="P1"><text:span text:style-name="T4">{</text:span></text:p>
      <text:p text:style-name="P1"><text:span text:style-name="T4"><text:tab/>for (int i=0;i&lt;V.size();i++)</text:span></text:p>
      <text:p text:style-name="P1"><text:span text:style-name="T4"><text:tab/><text:tab/>V[i] = 1+static_cast&lt;int&gt;( (100.0*rand()/(RAND_MAX+1.0)));</text:span></text:p>
      <text:p text:style-name="P1"><text:span text:style-name="T4">}</text:span></text:p>
      <text:p text:style-name="P1"><text:span text:style-name="T4"/></text:p>
      <text:p text:style-name="P1"><text:span text:style-name="T4">int main()</text:span></text:p>
      <text:p text:style-name="P1"><text:span text:style-name="T4">{</text:span></text:p>
      <text:p text:style-name="P1"><text:span text:style-name="T4"/></text:p>
      <text:p text:style-name="P1"><text:span text:style-name="T4"><text:tab/>srand(time(NULL));</text:span></text:p>
      <text:p text:style-name="P1"><text:span text:style-name="T4"><text:tab/>vector&lt;int&gt; A;</text:span></text:p>
      <text:p text:style-name="P1"><text:span text:style-name="T4"><text:tab/>vector&lt;vector&lt;int&gt; &gt; T(VECES);</text:span></text:p>
      <text:p text:style-name="P1"><text:span text:style-name="T4"><text:tab/>int tiempo=0;</text:span></text:p>
      <text:p text:style-name="P1"><text:span text:style-name="T4"><text:tab/>register int j;</text:span></text:p>
      <text:p text:style-name="P1"><text:span text:style-name="T4"><text:tab/>clock_t antes, despues;</text:span></text:p>
      <text:p text:style-name="P1"><text:span text:style-name="T4"><text:tab/></text:span></text:p>
      <text:p text:style-name="P1"><text:span text:style-name="T4"><text:tab/>register unsigned int NEXP=0,NPODAS=0; // Contadores de nodos expandidos y nodos podados resp</text:span></text:p>
      <text:p text:style-name="P1"><text:span text:style-name="T4"><text:tab/>int TEXP=0,TPODAS=0;</text:span></text:p>
      <text:p text:style-name="P1"><text:span text:style-name="T4"/></text:p>
      <text:p text:style-name="P1"><text:span text:style-name="T4"><text:tab/>for (int i=11;i&lt;20;i++)</text:span></text:p>
      <text:p text:style-name="P1"><text:span text:style-name="T4"><text:tab/>{</text:span></text:p>
      <text:p text:style-name="P1"><text:span text:style-name="T4"><text:tab/><text:tab/>for (j=0;j&lt;VECES;j++)</text:span></text:p>
      <text:p text:style-name="P1"><text:span text:style-name="T4"><text:tab/><text:tab/>{</text:span></text:p>
      <text:p text:style-name="P1"><text:span text:style-name="T4"><text:tab/><text:tab/><text:tab/>T[j].resize(i);</text:span></text:p>
      <text:p text:style-name="P1"><text:span text:style-name="T4"><text:tab/><text:tab/><text:tab/>init(T[j]);</text:span></text:p>
      <text:p text:style-name="P1"><text:span text:style-name="T4"><text:tab/><text:tab/>}</text:span></text:p>
      <text:p text:style-name="P1"><text:soft-page-break/><text:span text:style-name="T4"><text:tab/><text:tab/>A.resize(i);</text:span></text:p>
      <text:p text:style-name="P1"><text:span text:style-name="T4"><text:tab/><text:tab/></text:span></text:p>
      <text:p text:style-name="P1"><text:span text:style-name="T4"><text:tab/><text:tab/>cout &lt;&lt; "n=" &lt;&lt; i &lt;&lt;": ";</text:span></text:p>
      <text:p text:style-name="P1"><text:span text:style-name="T4"><text:tab/><text:tab/></text:span></text:p>
      <text:p text:style-name="P1"><text:span text:style-name="T4"><text:tab/><text:tab/>antes = clock();</text:span></text:p>
      <text:p text:style-name="P1"><text:span text:style-name="T4"><text:tab/><text:tab/>for ( j =0 ; j&lt;VECES; j++)</text:span></text:p>
      <text:p text:style-name="P1"><text:span text:style-name="T4"><text:tab/><text:tab/>{</text:span></text:p>
      <text:p text:style-name="P1"><text:span text:style-name="T4"><text:tab/><text:tab/><text:tab/>bombillas_BK(T[j],A,tiempo,NEXP,NPODAS);</text:span></text:p>
      <text:p text:style-name="P1"><text:span text:style-name="T4"><text:tab/><text:tab/><text:tab/>TEXP+=NEXP; TPODAS+=NPODAS;</text:span></text:p>
      <text:p text:style-name="P1"><text:span text:style-name="T4"><text:tab/><text:tab/>}</text:span></text:p>
      <text:p text:style-name="P1"><text:span text:style-name="T4"><text:tab/><text:tab/>despues = clock();</text:span></text:p>
      <text:p text:style-name="P1"><text:span text:style-name="T4"/></text:p>
      <text:p text:style-name="P1"><text:span text:style-name="T4"><text:tab/><text:tab/>cout &lt;&lt; " [( ";</text:span></text:p>
      <text:p text:style-name="P1"><text:span text:style-name="T4"><text:tab/><text:tab/>for (j=0;j&lt;i;j++)</text:span></text:p>
      <text:p text:style-name="P1"><text:span text:style-name="T4"><text:tab/><text:tab/><text:tab/>cout&lt;&lt;T[VECES-1][j]&lt;&lt;'-'&lt;&lt;A[j]&lt;&lt;' ';</text:span></text:p>
      <text:p text:style-name="P1"><text:span text:style-name="T4"><text:tab/><text:tab/>cout &lt;&lt; "),tiempo=" &lt;&lt;tiempo&lt;&lt;"] "&lt;&lt;TEXP/VECES&lt;&lt;' '&lt;&lt;TPODAS/VECES&lt;&lt;' '&lt;&lt;( ( double ) ( despues-antes) / (double)(CLOCKS_PER_SEC*VECES) )&lt;&lt;endl;</text:span></text:p>
      <text:p text:style-name="P1"><text:span text:style-name="T4"><text:tab/><text:tab/></text:span></text:p>
      <text:p text:style-name="P1"><text:span text:style-name="T4"><text:tab/>}</text:span></text:p>
      <text:p text:style-name="P1"><text:span text:style-name="T4">}</text:span></text:p>
      <text:p text:style-name="P1"><text:span text:style-name="T4"/></text:p>
      <text:p text:style-name="P1"><text:span text:style-name="T4"/></text:p>
      <text:list xml:id="list4019875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<text:span text:style-name="T4">Fichero bombillas_BK.cpp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#include &lt;vector&gt;</text:span></text:p>
      <text:p text:style-name="P1"><text:span text:style-name="T4"></text:span></text:p>
      <text:p text:style-name="P1"><text:span text:style-name="T4">/**</text:span></text:p>
      <text:p text:style-name="P1"><text:span text:style-name="T4">@brief Macro para compilar el programa para un determinado número de focos.</text:span></text:p>
      <text:p text:style-name="P1"><text:span text:style-name="T4"></text:span></text:p>
      <text:p text:style-name="P1"><text:span text:style-name="T4">Por defecto 10.</text:span></text:p>
      <text:p text:style-name="P1"><text:span text:style-name="T4">*/</text:span></text:p>
      <text:p text:style-name="P1"><text:span text:style-name="T4">#define NFOCOS 10</text:span></text:p>
      <text:p text:style-name="P1"><text:span text:style-name="T4"></text:span></text:p>
      <text:p text:style-name="P1"><text:span text:style-name="T4">/**</text:span></text:p>
      <text:p text:style-name="P1"><text:span text:style-name="T4">@brief Macro para compilar el programa en modo "verbose".</text:span></text:p>
      <text:p text:style-name="P1"><text:span text:style-name="T4"></text:span></text:p>
      <text:p text:style-name="P1"><text:span text:style-name="T4">Compila al programa para que devuelva el número de podas y expansiones realizadas.</text:span></text:p>
      <text:p text:style-name="P1"><text:span text:style-name="T4">Por defecto desactivada.</text:span></text:p>
      <text:p text:style-name="P1"><text:span text:style-name="T4">*/</text:span></text:p>
      <text:p text:style-name="P1"><text:span text:style-name="T4">#define __VERBOSE__</text:span></text:p>
      <text:p text:style-name="P1"><text:span text:style-name="T4"></text:span></text:p>
      <text:p text:style-name="P1"><text:span text:style-name="T4">#ifdef __VERBOSE__</text:span></text:p>
      <text:p text:style-name="P1"><text:span text:style-name="T4">#include &lt;iostream&gt;</text:span></text:p>
      <text:p text:style-name="P1"><text:span text:style-name="T4">#endif</text:span></text:p>
      <text:p text:style-name="P1"><text:span text:style-name="T4"></text:span></text:p>
      <text:p text:style-name="P1"><text:span text:style-name="T4"></text:span></text:p>
      <text:p text:style-name="P1"><text:span text:style-name="T4">#ifdef __VERBOSE__</text:span></text:p>
      <text:p text:style-name="P1"><text:span text:style-name="T4">void bombillas_BK (const std::vector&lt;int&gt; T,std::vector&lt;int&gt; &amp;A, int &amp;tiempo, register unsigned int &amp;NEXP, register unsigned int &amp;NPODAS);</text:span></text:p>
      <text:p text:style-name="P1"><text:span text:style-name="T4">void BK(const std::vector&lt;int&gt; &amp;T,std::vector&lt;int&gt; X,std::vector&lt;int&gt; &amp;A,std::vector&lt;int&gt; &amp;F,int &amp;tiempo, int k, register unsigned int &amp;NEXP, register unsigned int &amp;NPODAS);</text:span></text:p>
      <text:p text:style-name="P1"><text:span text:style-name="T4">#else</text:span></text:p>
      <text:p text:style-name="P1"><text:span text:style-name="T4">void bombillas_BK (const std::vector&lt;int&gt; T,std::vector&lt;int&gt; &amp;A, int &amp;tiempo);</text:span></text:p>
      <text:p text:style-name="P1"><text:span text:style-name="T4">void BK(const std::vector&lt;int&gt; &amp;T,std::vector&lt;int&gt; X,std::vector&lt;int&gt; &amp;A,std::vector&lt;int&gt; &amp;F,int &amp;tiempo, int k);</text:span></text:p>
      <text:p text:style-name="P1"><text:span text:style-name="T4">#endif</text:span></text:p>
      <text:p text:style-name="P1"><text:span text:style-name="T4"></text:span></text:p>
      <text:p text:style-name="P1"><text:span text:style-name="T4">inline int Min(const std::vector&lt;int&gt; &amp;V);</text:span></text:p>
      <text:p text:style-name="P1"><text:span text:style-name="T4">inline bool Factible(const std::vector&lt;int&gt; &amp;X,const int &amp;flibres, const int &amp;k);</text:span></text:p>
      <text:p text:style-name="P1"><text:span text:style-name="T4"></text:span></text:p>
      <text:p text:style-name="P1"><text:span text:style-name="T4">#ifdef __VERBOSE__</text:span></text:p>
      <text:p text:style-name="P1"><text:span text:style-name="T4">void bombillas_BK (const std::vector&lt;int&gt; T,std::vector&lt;int&gt; &amp;A, int &amp;tiempo, register unsigned int &amp;NEXP, register unsigned int &amp;NPODAS)</text:span></text:p>
      <text:p text:style-name="P1"><text:span text:style-name="T4">#else</text:span></text:p>
      <text:p text:style-name="P1"><text:soft-page-break/><text:span text:style-name="T4">void bombillas_BK (const std::vector&lt;int&gt; T, std::vector&lt;int&gt; &amp;A, int &amp;tiempo)</text:span></text:p>
      <text:p text:style-name="P1"><text:span text:style-name="T4">#endif</text:span></text:p>
      <text:p text:style-name="P1"><text:span text:style-name="T4">{</text:span></text:p>
      <text:p text:style-name="P1"><text:span text:style-name="T4"><text:tab/>int k = 0;</text:span></text:p>
      <text:p text:style-name="P1"><text:span text:style-name="T4"><text:tab/>tiempo = 0; // Objetivo a maximizar</text:span></text:p>
      <text:p text:style-name="P1"><text:span text:style-name="T4"></text:span></text:p>
      <text:p text:style-name="P1"><text:span text:style-name="T4"><text:tab/>std::vector&lt;int&gt; X(T.size(),0), F(NFOCOS,0);</text:span></text:p>
      <text:p text:style-name="P1"><text:span text:style-name="T4"></text:span></text:p>
      <text:p text:style-name="P1"><text:span text:style-name="T4"></text:span></text:p>
      <text:p text:style-name="P1"><text:span text:style-name="T4"><text:tab/>#ifdef __VERBOSE__</text:span></text:p>
      <text:p text:style-name="P1"><text:span text:style-name="T4"><text:tab/>BK(T,X,A,F,tiempo,k,NEXP,NPODAS);</text:span></text:p>
      <text:p text:style-name="P1"><text:span text:style-name="T4"><text:tab/>#else</text:span></text:p>
      <text:p text:style-name="P1"><text:span text:style-name="T4"><text:tab/>BK(T,X,A,F,tiempo,k);</text:span></text:p>
      <text:p text:style-name="P1"><text:span text:style-name="T4"><text:tab/>#endif</text:span></text:p>
      <text:p text:style-name="P1"><text:span text:style-name="T4">}</text:span></text:p>
      <text:p text:style-name="P1"><text:span text:style-name="T4"></text:span></text:p>
      <text:p text:style-name="P1"><text:span text:style-name="T4">/**</text:span></text:p>
      <text:p text:style-name="P1"><text:span text:style-name="T4">@brief Función recursiva de la implementación backtracking.</text:span></text:p>
      <text:p text:style-name="P1"><text:span text:style-name="T4">@param T Vector con los tiempos de los focos.</text:span></text:p>
      <text:p text:style-name="P1"><text:span text:style-name="T4">@param X Vector de la solución parcial.</text:span></text:p>
      <text:p text:style-name="P1"><text:span text:style-name="T4">@param A Vector con la solución final (óptima). ES MODIFICADO</text:span></text:p>
      <text:p text:style-name="P1"><text:span text:style-name="T4">@param F Vector con los tiempos de los focos acumulados. ES MODIFICADO</text:span></text:p>
      <text:p text:style-name="P1"><text:span text:style-name="T4">@param tiempo Tiempo mínimo del vector de soluciones. ES MODIFICADO</text:span></text:p>
      <text:p text:style-name="P1"><text:span text:style-name="T4">@param k Fase (en profundidad) por la que va el algoritmo, inicialmente 0.</text:span></text:p>
      <text:p text:style-name="P1"><text:span text:style-name="T4">@param NEXP Número de nodos total que se expanden en la ejecución del algoritmo. ES MODIFICADO</text:span></text:p>
      <text:p text:style-name="P1"><text:span text:style-name="T4">@param NPODAS Número de podas total que se realizan en la ejecución del algoritmo. ES MODIFICADO</text:span></text:p>
      <text:p text:style-name="P1"><text:span text:style-name="T4"></text:span></text:p>
      <text:p text:style-name="P1"><text:span text:style-name="T4">Los dos últimos parámetros (NEXP y NPODAS) sólo serán necesarios cuando se active la macro __VERBOSE__.</text:span></text:p>
      <text:p text:style-name="P1"><text:span text:style-name="T4">*/</text:span></text:p>
      <text:p text:style-name="P1"><text:span text:style-name="T4">#ifdef __VERBOSE__</text:span></text:p>
      <text:p text:style-name="P1"><text:span text:style-name="T4">void BK(const std::vector&lt;int&gt; &amp;T,std::vector&lt;int&gt; X,std::vector&lt;int&gt; &amp;A,std::vector&lt;int&gt; &amp;F,int &amp;tiempo,int k, register unsigned int &amp;NEXP, register unsigned int &amp;NPODAS)</text:span></text:p>
      <text:p text:style-name="P1"><text:span text:style-name="T4">#else</text:span></text:p>
      <text:p text:style-name="P1"><text:span text:style-name="T4">void BK(const std::vector&lt;int&gt; &amp;T,std::vector&lt;int&gt; X,std::vector&lt;int&gt; &amp;A,std::vector&lt;int&gt; &amp;F,int &amp;tiempo,int k)</text:span></text:p>
      <text:p text:style-name="P1"><text:span text:style-name="T4">#endif</text:span></text:p>
      <text:p text:style-name="P1"><text:span text:style-name="T4">{<text:tab/></text:span></text:p>
      <text:p text:style-name="P1"><text:span text:style-name="T4"><text:tab/>if(k&gt;=X.size())</text:span></text:p>
      <text:p text:style-name="P1"><text:span text:style-name="T4"><text:tab/>{</text:span></text:p>
      <text:p text:style-name="P1"><text:span text:style-name="T4"><text:tab/><text:tab/>int min = Min(F);</text:span></text:p>
      <text:p text:style-name="P1"><text:soft-page-break/><text:span text:style-name="T4"><text:tab/><text:tab/>// Si es esta solucion mejor que la que tengo ya</text:span></text:p>
      <text:p text:style-name="P1"><text:span text:style-name="T4"><text:tab/><text:tab/>if(min&gt;tiempo)</text:span></text:p>
      <text:p text:style-name="P1"><text:span text:style-name="T4"><text:tab/><text:tab/>{</text:span></text:p>
      <text:p text:style-name="P1"><text:span text:style-name="T4"><text:tab/><text:tab/><text:tab/>// La almaceno, funcion Actualizar()</text:span></text:p>
      <text:p text:style-name="P1"><text:span text:style-name="T4"><text:tab/><text:tab/><text:tab/>tiempo = min;</text:span></text:p>
      <text:p text:style-name="P1"><text:span text:style-name="T4"><text:tab/><text:tab/><text:tab/>A = X;</text:span></text:p>
      <text:p text:style-name="P1"><text:span text:style-name="T4"><text:tab/><text:tab/>}</text:span></text:p>
      <text:p text:style-name="P1"><text:span text:style-name="T4"><text:tab/>}</text:span></text:p>
      <text:p text:style-name="P1"><text:span text:style-name="T4"><text:tab/>else</text:span></text:p>
      <text:p text:style-name="P1"><text:span text:style-name="T4"><text:tab/>{</text:span></text:p>
      <text:p text:style-name="P1"><text:span text:style-name="T4"><text:tab/><text:tab/>for(register int i=1;i&lt;=NFOCOS;i++)</text:span></text:p>
      <text:p text:style-name="P1"><text:span text:style-name="T4"><text:tab/><text:tab/>{</text:span></text:p>
      <text:p text:style-name="P1"><text:span text:style-name="T4"><text:tab/><text:tab/><text:tab/>// Cuento los focos libres para la funcion Factible()</text:span></text:p>
      <text:p text:style-name="P1"><text:span text:style-name="T4"><text:tab/><text:tab/><text:tab/>int flibres = 0;</text:span></text:p>
      <text:p text:style-name="P1"><text:span text:style-name="T4"><text:tab/><text:tab/><text:tab/>for (register int j=0;j&lt;NFOCOS;j++)</text:span></text:p>
      <text:p text:style-name="P1"><text:span text:style-name="T4"><text:tab/><text:tab/><text:tab/><text:tab/>if (F[j] == 0) flibres++;</text:span></text:p>
      <text:p text:style-name="P1"><text:span text:style-name="T4"><text:tab/><text:tab/><text:tab/></text:span></text:p>
      <text:p text:style-name="P1"><text:span text:style-name="T4"><text:tab/><text:tab/><text:tab/>if (F[i-1] == 0) flibres--;</text:span></text:p>
      <text:p text:style-name="P1"><text:span text:style-name="T4"><text:tab/><text:tab/><text:tab/></text:span></text:p>
      <text:p text:style-name="P1"><text:span text:style-name="T4"><text:tab/><text:tab/><text:tab/>X[k] = i;</text:span></text:p>
      <text:p text:style-name="P1"><text:span text:style-name="T4"><text:tab/><text:tab/><text:tab/>if(Factible(X,flibres,k))</text:span></text:p>
      <text:p text:style-name="P1"><text:span text:style-name="T4"><text:tab/><text:tab/><text:tab/>{</text:span></text:p>
      <text:p text:style-name="P1"><text:span text:style-name="T4"><text:tab/><text:tab/><text:tab/><text:tab/>#ifdef __VERBOSE__</text:span></text:p>
      <text:p text:style-name="P1"><text:span text:style-name="T4"><text:tab/><text:tab/><text:tab/><text:tab/>NEXP++;</text:span></text:p>
      <text:p text:style-name="P1"><text:span text:style-name="T4"><text:tab/><text:tab/><text:tab/><text:tab/>#endif</text:span></text:p>
      <text:p text:style-name="P1"><text:span text:style-name="T4"><text:tab/><text:tab/><text:tab/><text:tab/></text:span></text:p>
      <text:p text:style-name="P1"><text:span text:style-name="T4"><text:tab/><text:tab/><text:tab/><text:tab/>// Sumo a F el tiempo de la bombilla k</text:span></text:p>
      <text:p text:style-name="P1"><text:span text:style-name="T4"><text:tab/><text:tab/><text:tab/><text:tab/>F[i-1] += T[k];</text:span></text:p>
      <text:p text:style-name="P1"><text:span text:style-name="T4"></text:span></text:p>
      <text:p text:style-name="P1"><text:span text:style-name="T4"><text:tab/><text:tab/><text:tab/><text:tab/>// Recursividad!</text:span></text:p>
      <text:p text:style-name="P1"><text:span text:style-name="T4"><text:tab/><text:tab/><text:tab/><text:tab/>#ifdef __VERBOSE__</text:span></text:p>
      <text:p text:style-name="P1"><text:span text:style-name="T4"><text:tab/><text:tab/><text:tab/><text:tab/>BK(T,X,A,F,tiempo,k+1, NEXP, NPODAS);</text:span></text:p>
      <text:p text:style-name="P1"><text:span text:style-name="T4"><text:tab/><text:tab/><text:tab/><text:tab/>#else</text:span></text:p>
      <text:p text:style-name="P1"><text:span text:style-name="T4"><text:tab/><text:tab/><text:tab/><text:tab/>BK(T,X,A,F,tiempo,k+1);</text:span></text:p>
      <text:p text:style-name="P1"><text:span text:style-name="T4"><text:tab/><text:tab/><text:tab/><text:tab/>#endif</text:span></text:p>
      <text:p text:style-name="P1"><text:span text:style-name="T4"></text:span></text:p>
      <text:p text:style-name="P1"><text:span text:style-name="T4"><text:tab/><text:tab/><text:tab/><text:tab/>// Resto a F el tiempo de la bombilla k</text:span></text:p>
      <text:p text:style-name="P1"><text:span text:style-name="T4"><text:tab/><text:tab/><text:tab/><text:tab/>F[i-1] -= T[k]; <text:s text:c="53"/></text:span></text:p>
      <text:p text:style-name="P1"><text:span text:style-name="T4"><text:tab/><text:tab/><text:tab/>}</text:span></text:p>
      <text:p text:style-name="P1"><text:span text:style-name="T4"><text:tab/><text:tab/><text:tab/>#ifdef __VERBOSE__</text:span></text:p>
      <text:p text:style-name="P1"><text:span text:style-name="T4"><text:tab/><text:tab/><text:tab/>else NPODAS++;</text:span></text:p>
      <text:p text:style-name="P1"><text:soft-page-break/><text:span text:style-name="T4"><text:tab/><text:tab/><text:tab/>#endif</text:span></text:p>
      <text:p text:style-name="P1"><text:span text:style-name="T4"><text:tab/><text:tab/>}</text:span></text:p>
      <text:p text:style-name="P1"><text:span text:style-name="T4"><text:tab/>}</text:span></text:p>
      <text:p text:style-name="P1"><text:span text:style-name="T4">}</text:span></text:p>
      <text:p text:style-name="P1"><text:span text:style-name="T4"></text:span></text:p>
      <text:p text:style-name="P1"><text:span text:style-name="T4">/**</text:span></text:p>
      <text:p text:style-name="P1"><text:span text:style-name="T4">@brief Obtiene el mínimo de un vector.</text:span></text:p>
      <text:p text:style-name="P1"><text:span text:style-name="T4">@param V Vector.</text:span></text:p>
      <text:p text:style-name="P1"><text:span text:style-name="T4">@return Mínimo del vector.</text:span></text:p>
      <text:p text:style-name="P1"><text:span text:style-name="T4">*/</text:span></text:p>
      <text:p text:style-name="P1"><text:span text:style-name="T4">inline int Min(const std::vector&lt;int&gt; &amp;V)</text:span></text:p>
      <text:p text:style-name="P1"><text:span text:style-name="T4">{</text:span></text:p>
      <text:p text:style-name="P1"><text:span text:style-name="T4"><text:tab/>int minimo = V[0];</text:span></text:p>
      <text:p text:style-name="P1"><text:span text:style-name="T4"></text:span></text:p>
      <text:p text:style-name="P1"><text:span text:style-name="T4"><text:tab/>for(unsigned int i=1;i&lt;V.size();i++)</text:span></text:p>
      <text:p text:style-name="P1"><text:span text:style-name="T4"><text:tab/><text:tab/>if(V[i]&lt;minimo) minimo = V[i]; <text:s text:c="40"/></text:span></text:p>
      <text:p text:style-name="P1"><text:span text:style-name="T4"></text:span></text:p>
      <text:p text:style-name="P1"><text:span text:style-name="T4"><text:tab/>return minimo;</text:span></text:p>
      <text:p text:style-name="P1"><text:span text:style-name="T4">}</text:span></text:p>
      <text:p text:style-name="P1"><text:span text:style-name="T4"></text:span></text:p>
      <text:p text:style-name="P1"><text:span text:style-name="T4">/**</text:span></text:p>
      <text:p text:style-name="P1"><text:span text:style-name="T4">@brief Comprueba si una solución parcial cumple las restricciones implícitas.</text:span></text:p>
      <text:p text:style-name="P1"><text:span text:style-name="T4">@param X Vector de la solución parcial.</text:span></text:p>
      <text:p text:style-name="P1"><text:span text:style-name="T4">@param flibres Focos libres en dicha solución.</text:span></text:p>
      <text:p text:style-name="P1"><text:span text:style-name="T4">@param k Fase (profundidad en el árbol de estados) por la que iba la solución.</text:span></text:p>
      <text:p text:style-name="P1"><text:span text:style-name="T4">*/ </text:span></text:p>
      <text:p text:style-name="P1"><text:span text:style-name="T4">inline bool Factible(const std::vector&lt;int&gt; &amp;X,const int &amp;flibres, const int &amp;k)</text:span></text:p>
      <text:p text:style-name="P1"><text:span text:style-name="T4">{</text:span></text:p>
      <text:p text:style-name="P1"><text:span text:style-name="T4"><text:tab/>register unsigned int blibres = 0, i = 0;</text:span></text:p>
      <text:p text:style-name="P1"><text:span text:style-name="T4"></text:span></text:p>
      <text:p text:style-name="P1"><text:span text:style-name="T4"><text:tab/>// Cuento las bombillas libres</text:span></text:p>
      <text:p text:style-name="P1"><text:span text:style-name="T4"><text:tab/>for (;i&lt;X.size();i++)</text:span></text:p>
      <text:p text:style-name="P1"><text:span text:style-name="T4"><text:tab/><text:tab/>if (X[i]==0) blibres++;</text:span></text:p>
      <text:p text:style-name="P1"><text:span text:style-name="T4"><text:tab/><text:tab/></text:span></text:p>
      <text:p text:style-name="P1"><text:span text:style-name="T4"><text:tab/>// Restriccion (1); deben quedar igual o mas bombillas sin asignar que focos libres</text:span></text:p>
      <text:p text:style-name="P1"><text:span text:style-name="T4"><text:tab/>if (blibres &lt; flibres);</text:span></text:p>
      <text:p text:style-name="P1"><text:span text:style-name="T4"><text:tab/>// Restriccion (2); no se podra colocar una bombilla en un foco &gt; foco anterior +1</text:span></text:p>
      <text:p text:style-name="P1"><text:span text:style-name="T4"><text:tab/>// esto evita soluciones repetidas</text:span></text:p>
      <text:p text:style-name="P1"><text:span text:style-name="T4"><text:tab/>else if (k&gt;0 &amp;&amp; X[k]&gt;X[k-1]+1);</text:span></text:p>
      <text:p text:style-name="P1"><text:span text:style-name="T4"><text:tab/>else return true;</text:span></text:p>
      <text:p text:style-name="P1"><text:soft-page-break/><text:span text:style-name="T4"></text:span></text:p>
      <text:p text:style-name="P1"><text:span text:style-name="T4"><text:tab/>return false;</text:span></text:p>
      <text:p text:style-name="P1"><text:span text:style-name="T4">}</text:span></text:p>
      <text:list xml:id="list6464816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<text:span text:style-name="T4">Fichero mainBB.cpp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4">#include &lt;iostream&gt;</text:span></text:p>
      <text:p text:style-name="P1"><text:span text:style-name="T4">#include &lt;vector&gt;</text:span></text:p>
      <text:p text:style-name="P1"><text:span text:style-name="T4">#include &lt;cstdlib&gt;</text:span></text:p>
      <text:p text:style-name="P1"><text:span text:style-name="T4"/></text:p>
      <text:p text:style-name="P1"><text:span text:style-name="T4">#define VECES 20</text:span></text:p>
      <text:p text:style-name="P1"><text:span text:style-name="T4"/></text:p>
      <text:p text:style-name="P1"><text:span text:style-name="T4">using namespace std;</text:span></text:p>
      <text:p text:style-name="P1"><text:span text:style-name="T4"/></text:p>
      <text:p text:style-name="P1"><text:span text:style-name="T4">void bombillas_BB (const std::vector&lt;int&gt; T,std::vector&lt;int&gt; &amp;A, int &amp;tiempo, register unsigned int &amp;NEXP, register unsigned int &amp;NPODAS, register unsigned int &amp;MAXNV);</text:span></text:p>
      <text:p text:style-name="P1"><text:span text:style-name="T4"/></text:p>
      <text:p text:style-name="P1"><text:span text:style-name="T4">inline void init(vector&lt;int&gt; &amp;V)</text:span></text:p>
      <text:p text:style-name="P1"><text:span text:style-name="T4">{</text:span></text:p>
      <text:p text:style-name="P1"><text:span text:style-name="T4"><text:tab/>for (int i=0;i&lt;V.size();i++)</text:span></text:p>
      <text:p text:style-name="P1"><text:span text:style-name="T4"><text:tab/><text:tab/>V[i] = 1+static_cast&lt;int&gt;( (100.0*rand()/(RAND_MAX+1.0)));</text:span></text:p>
      <text:p text:style-name="P1"><text:span text:style-name="T4">}</text:span></text:p>
      <text:p text:style-name="P1"><text:span text:style-name="T4"/></text:p>
      <text:p text:style-name="P1"><text:span text:style-name="T4"/></text:p>
      <text:p text:style-name="P1"><text:span text:style-name="T4">int main()</text:span></text:p>
      <text:p text:style-name="P1"><text:span text:style-name="T4">{</text:span></text:p>
      <text:p text:style-name="P1"><text:span text:style-name="T4"/></text:p>
      <text:p text:style-name="P1"><text:span text:style-name="T4"><text:tab/>srand(time(NULL));</text:span></text:p>
      <text:p text:style-name="P1"><text:span text:style-name="T4"><text:tab/>vector&lt;int&gt; A;</text:span></text:p>
      <text:p text:style-name="P1"><text:span text:style-name="T4"><text:tab/>vector&lt;vector&lt;int&gt; &gt; T(VECES);</text:span></text:p>
      <text:p text:style-name="P1"><text:span text:style-name="T4"><text:tab/>int tiempo=0;</text:span></text:p>
      <text:p text:style-name="P1"><text:span text:style-name="T4"><text:tab/>register int j;</text:span></text:p>
      <text:p text:style-name="P1"><text:span text:style-name="T4"><text:tab/>clock_t antes, despues;</text:span></text:p>
      <text:p text:style-name="P1"><text:span text:style-name="T4"><text:tab/></text:span></text:p>
      <text:p text:style-name="P1"><text:span text:style-name="T4"><text:tab/>register unsigned int NEXP=0,NPODAS=0,MAXNV=0; // Contadores de nodos expandidos y nodos podados resp</text:span></text:p>
      <text:p text:style-name="P1"><text:span text:style-name="T4"/></text:p>
      <text:p text:style-name="P1"><text:span text:style-name="T4"><text:tab/>int TEXP=0,TPODAS=0,TMAXNV=0;</text:span></text:p>
      <text:p text:style-name="P1"><text:span text:style-name="T4"/></text:p>
      <text:p text:style-name="P1"><text:span text:style-name="T4"><text:tab/>for (int i=11;i&lt;20;i++)</text:span></text:p>
      <text:p text:style-name="P1"><text:span text:style-name="T4"><text:tab/>{</text:span></text:p>
      <text:p text:style-name="P1"><text:span text:style-name="T4"><text:tab/><text:tab/>for (j=0;j&lt;VECES;j++)</text:span></text:p>
      <text:p text:style-name="P1"><text:span text:style-name="T4"><text:tab/><text:tab/>{</text:span></text:p>
      <text:p text:style-name="P1"><text:span text:style-name="T4"><text:tab/><text:tab/><text:tab/>T[j].resize(i);</text:span></text:p>
      <text:p text:style-name="P1"><text:span text:style-name="T4"><text:tab/><text:tab/><text:tab/>init(T[j]);</text:span></text:p>
      <text:p text:style-name="P1"><text:span text:style-name="T4"><text:tab/><text:tab/>}</text:span></text:p>
      <text:p text:style-name="P1"><text:soft-page-break/><text:span text:style-name="T4"><text:tab/><text:tab/>A.resize(i);</text:span></text:p>
      <text:p text:style-name="P1"><text:span text:style-name="T4"><text:tab/><text:tab/></text:span></text:p>
      <text:p text:style-name="P1"><text:span text:style-name="T4"><text:tab/><text:tab/>cout &lt;&lt; "n=" &lt;&lt; i &lt;&lt;": ";</text:span></text:p>
      <text:p text:style-name="P1"><text:span text:style-name="T4"><text:tab/><text:tab/></text:span></text:p>
      <text:p text:style-name="P1"><text:span text:style-name="T4"><text:tab/><text:tab/>antes = clock();</text:span></text:p>
      <text:p text:style-name="P1"><text:span text:style-name="T4"><text:tab/><text:tab/>for ( j =0 ; j&lt;VECES; j++)</text:span></text:p>
      <text:p text:style-name="P1"><text:span text:style-name="T4"><text:tab/><text:tab/>{</text:span></text:p>
      <text:p text:style-name="P1"><text:span text:style-name="T4"><text:tab/><text:tab/><text:tab/>bombillas_BB(T[j],A,tiempo,NEXP,NPODAS,MAXNV);</text:span></text:p>
      <text:p text:style-name="P1"><text:span text:style-name="T4"><text:tab/><text:tab/><text:tab/>TEXP+=NEXP; TPODAS+=NPODAS; TMAXNV+=MAXNV;</text:span></text:p>
      <text:p text:style-name="P1"><text:span text:style-name="T4"><text:tab/><text:tab/>}</text:span></text:p>
      <text:p text:style-name="P1"><text:span text:style-name="T4"><text:tab/><text:tab/>despues = clock();</text:span></text:p>
      <text:p text:style-name="P1"><text:span text:style-name="T4"/></text:p>
      <text:p text:style-name="P1"><text:span text:style-name="T4"><text:tab/><text:tab/>cout &lt;&lt; " [( ";</text:span></text:p>
      <text:p text:style-name="P1"><text:span text:style-name="T4"><text:tab/><text:tab/>for (j=0;j&lt;i;j++)</text:span></text:p>
      <text:p text:style-name="P1"><text:span text:style-name="T4"><text:tab/><text:tab/><text:tab/>cout&lt;&lt;A[j]&lt;&lt;' ';</text:span></text:p>
      <text:p text:style-name="P1"><text:span text:style-name="T4"><text:tab/><text:tab/>cout &lt;&lt; "),tiempo=" &lt;&lt;tiempo&lt;&lt;"] "&lt;&lt;TEXP/VECES&lt;&lt;' '&lt;&lt;TPODAS/VECES&lt;&lt;' '&lt;&lt;TMAXNV/VECES&lt;&lt;' '&lt;&lt;( ( double ) ( despues-antes) / (double)(CLOCKS_PER_SEC*VECES) )&lt;&lt;endl;</text:span></text:p>
      <text:p text:style-name="P1"><text:span text:style-name="T4"><text:tab/><text:tab/></text:span></text:p>
      <text:p text:style-name="P1"><text:span text:style-name="T4"><text:tab/>}</text:span></text:p>
      <text:p text:style-name="P1"><text:span text:style-name="T4">}</text:span></text:p>
      <text:p text:style-name="P4"><text:span text:style-name="T4"/></text:p>
      <text:list xml:id="list14411063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<text:span text:style-name="T4">Fichero bombillas_BB.cpp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">#include &lt;vector&gt;</text:p>
      <text:p text:style-name="P1">#include &lt;queue&gt;</text:p>
      <text:p text:style-name="P1"/>
      <text:p text:style-name="P1">/**</text:p>
      <text:p text:style-name="P1">@brief Macro para compilar el programa para un determinado número de focos.</text:p>
      <text:p text:style-name="P1"/>
      <text:p text:style-name="P1">Por defecto 10.</text:p>
      <text:p text:style-name="P1">*/</text:p>
      <text:p text:style-name="P1">#define NFOCOS 10</text:p>
      <text:p text:style-name="P1"/>
      <text:p text:style-name="P1">/**</text:p>
      <text:p text:style-name="P1">@brief Macro para compilar el programa en modo "verbose".</text:p>
      <text:p text:style-name="P1"/>
      <text:p text:style-name="P1">Compila al programa para que devuelva el número de podas, expansiones realizadas</text:p>
      <text:p text:style-name="P1">y el tamaño mayor alcanzado en la lista de nodos vivos.</text:p>
      <text:p text:style-name="P1">Por defecto desactivada.</text:p>
      <text:p text:style-name="P1">*/</text:p>
      <text:p text:style-name="P1">#define __VERBOSE__</text:p>
      <text:p text:style-name="P1"/>
      <text:p text:style-name="P1"/>
      <text:p text:style-name="P1">#ifdef __VERBOSE__</text:p>
      <text:p text:style-name="P1">#include &lt;iostream&gt;</text:p>
      <text:p text:style-name="P1">#endif</text:p>
      <text:p text:style-name="P1"/>
      <text:p text:style-name="P1">/**</text:p>
      <text:p text:style-name="P1">@brief Estructura necesaria para almacenar un nodo en la lista de nodos vivos.</text:p>
      <text:p text:style-name="P1">*/</text:p>
      <text:p text:style-name="P1">struct Nodo</text:p>
      <text:p text:style-name="P1">{</text:p>
      <text:p text:style-name="P1"><text:tab/>Nodo() { };</text:p>
      <text:p text:style-name="P1"><text:tab/>Nodo(std::vector&lt;int&gt; x, std::vector&lt;int&gt; f, double c, double m, int q) { X=x;F=f;CLocal=c;M=m;k=q; }</text:p>
      <text:p text:style-name="P1"><text:tab/>std::vector&lt;int&gt; X,F;</text:p>
      <text:p text:style-name="P1"><text:tab/>double CLocal, M;</text:p>
      <text:p text:style-name="P1"><text:soft-page-break/><text:tab/>int k;</text:p>
      <text:p text:style-name="P1">};</text:p>
      <text:p text:style-name="P1"/>
      <text:p text:style-name="P1">/**</text:p>
      <text:p text:style-name="P1">@brief Clase para que priority_queue pueda ordenar los nodos.</text:p>
      <text:p text:style-name="P1">*/</text:p>
      <text:p text:style-name="P1">class ComparadorNodo</text:p>
      <text:p text:style-name="P1">{</text:p>
      <text:p text:style-name="P1"><text:tab/>public:</text:p>
      <text:p text:style-name="P1"><text:tab/><text:tab/>bool operator()(Nodo a, Nodo b)</text:p>
      <text:p text:style-name="P1"><text:tab/><text:tab/>{</text:p>
      <text:p text:style-name="P1"><text:tab/><text:tab/><text:tab/>return a.M &lt; b.M;</text:p>
      <text:p text:style-name="P1"><text:tab/><text:tab/>}</text:p>
      <text:p text:style-name="P1">};</text:p>
      <text:p text:style-name="P1"/>
      <text:p text:style-name="P1">inline bool Factible(const std::vector&lt;int&gt; &amp;X,const int &amp;flibres, const int &amp;k);</text:p>
      <text:p text:style-name="P1">inline double CotaSuperior(const std::vector&lt;int&gt; &amp;T, const std::vector&lt;int&gt; &amp;X, std::vector&lt;int&gt; F);</text:p>
      <text:p text:style-name="P1">inline double CotaInferior(const std::vector&lt;int&gt; &amp;T, std::vector&lt;int&gt; F, const int &amp;k);</text:p>
      <text:p text:style-name="P1">void bombillas_BB_qs (std::vector&lt;int&gt; &amp;S, std::vector&lt;int&gt; &amp;P,const unsigned int &amp;ini, const unsigned int &amp;fin);</text:p>
      <text:p text:style-name="P1">void bombillas_BB_qs (std::vector&lt;int&gt; &amp;S, const unsigned int &amp;ini, const unsigned int &amp;fin);</text:p>
      <text:p text:style-name="P1">inline int Min(const std::vector&lt;int&gt; &amp;F);</text:p>
      <text:p text:style-name="P1"/>
      <text:p text:style-name="P1"/>
      <text:p text:style-name="P1">#ifdef __VERBOSE__</text:p>
      <text:p text:style-name="P1">void bombillas_BB (const std::vector&lt;int&gt; T,std::vector&lt;int&gt; &amp;A, int &amp;tiempo, register unsigned int &amp;NEXP, register unsigned int &amp;NPODAS, register unsigned int &amp;MAXNV)</text:p>
      <text:p text:style-name="P1">#else</text:p>
      <text:p text:style-name="P1">void bombillas_BB (const std::vector&lt;int&gt; T, std::vector&lt;int&gt; &amp;A, int &amp;tiempo)</text:p>
      <text:p text:style-name="P1">#endif</text:p>
      <text:p text:style-name="P1">{</text:p>
      <text:p text:style-name="P1"><text:tab/>Nodo actual; // Nodo que estamos procesando actualmente</text:p>
      <text:p text:style-name="P1"><text:tab/>register int i;</text:p>
      <text:p text:style-name="P1"><text:soft-page-break/><text:tab/>int miny;</text:p>
      <text:p text:style-name="P1"><text:tab/>double CGlobal, CIy, CSy; // Cota global, cota inferior y cota superior para un nodo y</text:p>
      <text:p text:style-name="P1"><text:tab/>unsigned int n = T.size();</text:p>
      <text:p text:style-name="P1"><text:tab/>tiempo = 0;</text:p>
      <text:p text:style-name="P1"><text:tab/></text:p>
      <text:p text:style-name="P1"><text:tab/>// Cola con prioridad para la lista de nodos vivmos</text:p>
      <text:p text:style-name="P1"><text:tab/>std::priority_queue&lt;Nodo, std::vector&lt;Nodo&gt;, ComparadorNodo&gt; vivos;</text:p>
      <text:p text:style-name="P1"><text:tab/><text:tab/></text:p>
      <text:p text:style-name="P1"/>
      <text:p text:style-name="P1"><text:tab/>std::vector&lt;int&gt; TOrd(T), TPos(T.size()), X(n,0),F(NFOCOS,0);</text:p>
      <text:p text:style-name="P1"/>
      <text:p text:style-name="P1"><text:tab/>for (i=0;i&lt;T.size();i++)</text:p>
      <text:p text:style-name="P1"><text:tab/><text:tab/>TPos[i] = i;</text:p>
      <text:p text:style-name="P1"/>
      <text:p text:style-name="P1"><text:tab/>// Ordeno el vector de bombillas que será necesario para la función CotaInferior</text:p>
      <text:p text:style-name="P1"><text:tab/>bombillas_BB_qs(TOrd, TPos, 0, n-1);</text:p>
      <text:p text:style-name="P1"><text:tab/></text:p>
      <text:p text:style-name="P1"><text:tab/>// Convierto el orden ascendente en descendente (invierto)</text:p>
      <text:p text:style-name="P1"><text:tab/>for (i=0;i&lt;n/2;i++)</text:p>
      <text:p text:style-name="P1"><text:tab/>{</text:p>
      <text:p text:style-name="P1"><text:tab/><text:tab/>std::swap(TOrd[i],TOrd[n-i-1]);</text:p>
      <text:p text:style-name="P1"><text:tab/><text:tab/>std::swap(TPos[i],TPos[n-i-1]);</text:p>
      <text:p text:style-name="P1"><text:tab/>}</text:p>
      <text:p text:style-name="P1"><text:tab/></text:p>
      <text:p text:style-name="P1"><text:tab/>CGlobal = CotaInferior(TOrd,F,-1);</text:p>
      <text:p text:style-name="P1"><text:tab/></text:p>
      <text:p text:style-name="P1"><text:tab/>// Relleno el nodo raiz y lo meto en la cola</text:p>
      <text:p text:style-name="P1"><text:tab/>actual.F = F;</text:p>
      <text:p text:style-name="P1"><text:tab/>actual.X = X;</text:p>
      <text:p text:style-name="P1"><text:tab/>actual.k = -1;</text:p>
      <text:p text:style-name="P1"><text:tab/>actual.CLocal = CotaSuperior(TOrd,X,F);</text:p>
      <text:p text:style-name="P1"><text:tab/>actual.M = (actual.CLocal+CGlobal)/2.0;</text:p>
      <text:p text:style-name="P1"><text:tab/>vivos.push(actual);</text:p>
      <text:p text:style-name="P1"><text:tab/></text:p>
      <text:p text:style-name="P1"><text:tab/>// Bucle principal BB</text:p>
      <text:p text:style-name="P1"><text:soft-page-break/><text:tab/>while(!vivos.empty())</text:p>
      <text:p text:style-name="P1"><text:tab/>{</text:p>
      <text:p text:style-name="P1"><text:tab/><text:tab/>#ifdef __VERBOSE__</text:p>
      <text:p text:style-name="P1"><text:tab/><text:tab/>MAXNV = (vivos.size()&gt;MAXNV)?vivos.size():MAXNV;</text:p>
      <text:p text:style-name="P1"><text:tab/><text:tab/>#endif</text:p>
      <text:p text:style-name="P1"><text:tab/><text:tab/></text:p>
      <text:p text:style-name="P1"><text:tab/><text:tab/>// Cojo el nodo mejor estimado</text:p>
      <text:p text:style-name="P1"><text:tab/><text:tab/>actual = vivos.top();</text:p>
      <text:p text:style-name="P1"><text:tab/><text:tab/>vivos.pop();</text:p>
      <text:p text:style-name="P1"><text:tab/></text:p>
      <text:p text:style-name="P1"><text:tab/><text:tab/>// Si su cota es mejor o igual que la cota global actual</text:p>
      <text:p text:style-name="P1"><text:tab/><text:tab/>// lo proceso, en otro caso lo descarto</text:p>
      <text:p text:style-name="P1"><text:tab/><text:tab/>if (actual.CLocal &gt;= CGlobal)</text:p>
      <text:p text:style-name="P1"><text:tab/><text:tab/>{</text:p>
      <text:p text:style-name="P1"><text:tab/><text:tab/><text:tab/>// Genero los hijos, uno por foco</text:p>
      <text:p text:style-name="P1"><text:tab/><text:tab/><text:tab/>for (i=1;i&lt;=NFOCOS;i++)</text:p>
      <text:p text:style-name="P1"><text:tab/><text:tab/><text:tab/>{</text:p>
      <text:p text:style-name="P1"><text:tab/><text:tab/><text:tab/><text:tab/>// Cojo los valores que me interesan</text:p>
      <text:p text:style-name="P1"><text:tab/><text:tab/><text:tab/><text:tab/>X = actual.X;</text:p>
      <text:p text:style-name="P1"><text:tab/><text:tab/><text:tab/><text:tab/>X[actual.k+1] = i;</text:p>
      <text:p text:style-name="P1"><text:tab/><text:tab/><text:tab/><text:tab/>F = actual.F;</text:p>
      <text:p text:style-name="P1"><text:tab/><text:tab/><text:tab/><text:tab/>F[i-1] += TOrd[actual.k+1];</text:p>
      <text:p text:style-name="P1"/>
      <text:p text:style-name="P1"><text:tab/><text:tab/><text:tab/><text:tab/>// Cuento los focos libres para la funcion Factible()</text:p>
      <text:p text:style-name="P1"><text:tab/><text:tab/><text:tab/><text:tab/>// igual que en BK</text:p>
      <text:p text:style-name="P1"><text:tab/><text:tab/><text:tab/><text:tab/>int flibres = 0;</text:p>
      <text:p text:style-name="P1"><text:tab/><text:tab/><text:tab/><text:tab/>for (register int j=0;j&lt;NFOCOS;j++)</text:p>
      <text:p text:style-name="P1"><text:tab/><text:tab/><text:tab/><text:tab/><text:tab/>if (F[j] == 0) flibres++;</text:p>
      <text:p text:style-name="P1"/>
      <text:p text:style-name="P1"><text:tab/><text:tab/><text:tab/><text:tab/>if (Factible(X, flibres, actual.k +1))</text:p>
      <text:p text:style-name="P1"><text:tab/><text:tab/><text:tab/><text:tab/>{</text:p>
      <text:p text:style-name="P1"><text:tab/><text:tab/><text:tab/><text:tab/><text:tab/>#ifdef __VERBOSE__</text:p>
      <text:p text:style-name="P1"><text:tab/><text:tab/><text:tab/><text:tab/><text:tab/>NEXP++;</text:p>
      <text:p text:style-name="P1"><text:tab/><text:tab/><text:tab/><text:tab/><text:tab/>#endif</text:p>
      <text:p text:style-name="P1"><text:tab/><text:tab/><text:tab/><text:tab/><text:tab/>if (actual.k+2 &gt;= n) // Se trata de un nodo hoja</text:p>
      <text:p text:style-name="P1"><text:tab/><text:tab/><text:tab/><text:tab/><text:tab/>{</text:p>
      <text:p text:style-name="P1"><text:soft-page-break/><text:tab/><text:tab/><text:tab/><text:tab/><text:tab/><text:tab/>// Si la hoja alcanzada es mejor que la solucion actual</text:p>
      <text:p text:style-name="P1"><text:tab/><text:tab/><text:tab/><text:tab/><text:tab/><text:tab/>if ((miny=Min(F))&gt;tiempo)</text:p>
      <text:p text:style-name="P1"><text:tab/><text:tab/><text:tab/><text:tab/><text:tab/><text:tab/>{</text:p>
      <text:p text:style-name="P1"><text:tab/><text:tab/><text:tab/><text:tab/><text:tab/><text:tab/><text:tab/>// La almaceno</text:p>
      <text:p text:style-name="P1"><text:tab/><text:tab/><text:tab/><text:tab/><text:tab/><text:tab/><text:tab/>tiempo = miny;</text:p>
      <text:p text:style-name="P1"><text:tab/><text:tab/><text:tab/><text:tab/><text:tab/><text:tab/><text:tab/>A = X;</text:p>
      <text:p text:style-name="P1"><text:tab/><text:tab/><text:tab/><text:tab/><text:tab/><text:tab/><text:tab/>// y actualizo la cota global</text:p>
      <text:p text:style-name="P1"><text:tab/><text:tab/><text:tab/><text:tab/><text:tab/><text:tab/><text:tab/>CGlobal = CotaInferior(TOrd,F,actual.k +1)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// Si no es hoja compruebo su cota</text:p>
      <text:p text:style-name="P1"><text:tab/><text:tab/><text:tab/><text:tab/><text:tab/>if ((CSy = CotaSuperior(TOrd,X,F)) &gt;= CGlobal)</text:p>
      <text:p text:style-name="P1"><text:tab/><text:tab/><text:tab/><text:tab/><text:tab/>{</text:p>
      <text:p text:style-name="P1"><text:tab/><text:tab/><text:tab/><text:tab/><text:tab/><text:tab/>CIy = CotaInferior(TOrd,F,actual.k +1);</text:p>
      <text:p text:style-name="P1"><text:tab/><text:tab/><text:tab/><text:tab/><text:tab/><text:tab/>// Lo meto en la lista de nodos vivos con sus valores</text:p>
      <text:p text:style-name="P1"><text:tab/><text:tab/><text:tab/><text:tab/><text:tab/><text:tab/>vivos.push(Nodo(X, F, CSy, (CSy+CGlobal)/2.0, actual.k +1));</text:p>
      <text:p text:style-name="P1"><text:tab/><text:tab/><text:tab/><text:tab/><text:tab/><text:tab/>// Si es mas prometedor que la cota global actual</text:p>
      <text:p text:style-name="P1"><text:tab/><text:tab/><text:tab/><text:tab/><text:tab/><text:tab/>if (CIy &gt; CGlobal)</text:p>
      <text:p text:style-name="P1"><text:tab/><text:tab/><text:tab/><text:tab/><text:tab/><text:tab/>{</text:p>
      <text:p text:style-name="P1"><text:tab/><text:tab/><text:tab/><text:tab/><text:tab/><text:tab/><text:tab/>// Lo tomo como la solucion actual</text:p>
      <text:p text:style-name="P1"><text:tab/><text:tab/><text:tab/><text:tab/><text:tab/><text:tab/><text:tab/>CGlobal = CIy;</text:p>
      <text:p text:style-name="P1"><text:tab/><text:tab/><text:tab/><text:tab/><text:tab/><text:tab/><text:tab/>tiempo = Min(F);</text:p>
      <text:p text:style-name="P1"><text:tab/><text:tab/><text:tab/><text:tab/><text:tab/><text:tab/><text:tab/>A = X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#ifdef __VERBOSE__</text:p>
      <text:p text:style-name="P1"><text:tab/><text:tab/><text:tab/><text:tab/>else</text:p>
      <text:p text:style-name="P1"><text:tab/><text:tab/><text:tab/><text:tab/>NPODAS++;</text:p>
      <text:p text:style-name="P1"><text:tab/><text:tab/><text:tab/><text:tab/>#endif</text:p>
      <text:p text:style-name="P1"><text:soft-page-break/><text:tab/><text:tab/><text:tab/>}</text:p>
      <text:p text:style-name="P1"><text:tab/><text:tab/>}</text:p>
      <text:p text:style-name="P1"><text:tab/><text:tab/>#ifdef __VERBOSE__</text:p>
      <text:p text:style-name="P1"><text:tab/><text:tab/>else</text:p>
      <text:p text:style-name="P1"><text:tab/><text:tab/>NPODAS++;</text:p>
      <text:p text:style-name="P1"><text:tab/><text:tab/>#endif</text:p>
      <text:p text:style-name="P1"><text:tab/>}</text:p>
      <text:p text:style-name="P1"><text:tab/></text:p>
      <text:p text:style-name="P1"><text:tab/>// Reordenados la solucion</text:p>
      <text:p text:style-name="P1"><text:tab/>X = A;</text:p>
      <text:p text:style-name="P1"><text:tab/>for (i=0;i&lt;n;i++)</text:p>
      <text:p text:style-name="P1"><text:tab/>{</text:p>
      <text:p text:style-name="P1"><text:tab/><text:tab/>A[TPos[i]] = X[i];</text:p>
      <text:p text:style-name="P1"><text:tab/>}</text:p>
      <text:p text:style-name="P1">}</text:p>
      <text:p text:style-name="P1"/>
      <text:p text:style-name="P1">/**</text:p>
      <text:p text:style-name="P1">@brief Obtiene la cota superior según lo definido en el enunciado de la práctica</text:p>
      <text:p text:style-name="P1">@param T Vector con los tiempos de las bombillas.</text:p>
      <text:p text:style-name="P1">@param X Vector solución parcial.</text:p>
      <text:p text:style-name="P1">@param F Vector con las duraciones de los focos acumulados para la solución parcial X.</text:p>
      <text:p text:style-name="P1">@return La cota superior.</text:p>
      <text:p text:style-name="P1">*/</text:p>
      <text:p text:style-name="P1">inline double CotaSuperior(const std::vector&lt;int&gt; &amp;T, const std::vector&lt;int&gt; &amp;X, std::vector&lt;int&gt; F)</text:p>
      <text:p text:style-name="P1">{</text:p>
      <text:p text:style-name="P1"><text:tab/>register unsigned int i = 0, resto = 0;</text:p>
      <text:p text:style-name="P1"><text:tab/>double obj;</text:p>
      <text:p text:style-name="P1"><text:tab/>int aux;</text:p>
      <text:p text:style-name="P1"><text:tab/></text:p>
      <text:p text:style-name="P1"><text:tab/>// Calculo el tiempo de los focos que me quedan</text:p>
      <text:p text:style-name="P1"><text:tab/>for (;i&lt;T.size();i++)</text:p>
      <text:p text:style-name="P1"><text:tab/><text:tab/>if (X[i]==0) resto += T[i];</text:p>
      <text:p text:style-name="P1"><text:tab/></text:p>
      <text:p text:style-name="P1"><text:tab/>// Ordenamos F de forma ascendente</text:p>
      <text:p text:style-name="P1"><text:tab/>bombillas_BB_qs(F,0,NFOCOS-1);</text:p>
      <text:p text:style-name="P1"><text:soft-page-break/><text:tab/></text:p>
      <text:p text:style-name="P1"><text:tab/>// Este es el algoritmo descrito en el enunciado de la práctica</text:p>
      <text:p text:style-name="P1"><text:tab/>obj = F[0];</text:p>
      <text:p text:style-name="P1"><text:tab/>for (i=0;i&lt;NFOCOS-1 &amp;&amp; resto&gt;0;i++)</text:p>
      <text:p text:style-name="P1"><text:tab/>{</text:p>
      <text:p text:style-name="P1"><text:tab/><text:tab/>aux = (i+1) * (F[i+1]-obj);</text:p>
      <text:p text:style-name="P1"><text:tab/><text:tab/>aux = (resto&lt;aux)?resto:aux;</text:p>
      <text:p text:style-name="P1"><text:tab/><text:tab/>resto -= aux;</text:p>
      <text:p text:style-name="P1"><text:tab/><text:tab/>obj+= static_cast&lt;double&gt;(aux)/static_cast&lt;double&gt;(i+1);</text:p>
      <text:p text:style-name="P1"><text:tab/>}</text:p>
      <text:p text:style-name="P1"><text:tab/></text:p>
      <text:p text:style-name="P1"><text:tab/>if (resto&gt;0) obj += static_cast&lt;double&gt;(resto)/10.0;</text:p>
      <text:p text:style-name="P1"><text:tab/></text:p>
      <text:p text:style-name="P1"><text:tab/>return obj;</text:p>
      <text:p text:style-name="P1">}</text:p>
      <text:p text:style-name="P1"/>
      <text:p text:style-name="P1">/**</text:p>
      <text:p text:style-name="P1">@brief Obtiene la cota superior según lo definido en el enunciado de la práctica</text:p>
      <text:p text:style-name="P1">@param T Vector con los tiempos de las bombillas.</text:p>
      <text:p text:style-name="P1">@param k Bombilla que se está procesando actualmente.</text:p>
      <text:p text:style-name="P1">@return La cota inferior.</text:p>
      <text:p text:style-name="P1">*/</text:p>
      <text:p text:style-name="P1">inline double CotaInferior(const std::vector&lt;int&gt; &amp;T, std::vector&lt;int&gt; F, const int &amp;k)</text:p>
      <text:p text:style-name="P1">{</text:p>
      <text:p text:style-name="P1"><text:tab/>register unsigned int i = 0;</text:p>
      <text:p text:style-name="P1"><text:tab/></text:p>
      <text:p text:style-name="P1"><text:tab/>// Ordenamos F de forma ascendente</text:p>
      <text:p text:style-name="P1"><text:tab/>bombillas_BB_qs(F,0,NFOCOS-1);</text:p>
      <text:p text:style-name="P1"/>
      <text:p text:style-name="P1"><text:tab/>// Comienza el algoritmo Greedy partiendo desde k</text:p>
      <text:p text:style-name="P1"><text:tab/>for (i=k+1;i&lt;T.size();i++)</text:p>
      <text:p text:style-name="P1"><text:tab/>{</text:p>
      <text:p text:style-name="P1"><text:tab/><text:tab/>F[0] += T[i];</text:p>
      <text:p text:style-name="P1"><text:tab/><text:tab/></text:p>
      <text:p text:style-name="P1"><text:tab/><text:tab/>// Volvemos a ordenar</text:p>
      <text:p text:style-name="P1"><text:soft-page-break/><text:tab/><text:tab/>bombillas_BB_qs(F,0,NFOCOS-1);</text:p>
      <text:p text:style-name="P1"><text:tab/>}</text:p>
      <text:p text:style-name="P1"/>
      <text:p text:style-name="P1"><text:tab/>return static_cast&lt;double&gt;(F[0]);</text:p>
      <text:p text:style-name="P1">}</text:p>
      <text:p text:style-name="P1"/>
      <text:p text:style-name="P1">/**</text:p>
      <text:p text:style-name="P1">@brief Obtiene el mínimo para un vector.</text:p>
      <text:p text:style-name="P1">@param F Vector para obtener el mínimo</text:p>
      <text:p text:style-name="P1">@return El mínimo del vector.</text:p>
      <text:p text:style-name="P1">*/</text:p>
      <text:p text:style-name="P1">inline int Min(const std::vector&lt;int&gt; &amp;F)</text:p>
      <text:p text:style-name="P1">{</text:p>
      <text:p text:style-name="P1"><text:tab/>register int i = 0, minimo = F[0];</text:p>
      <text:p text:style-name="P1"/>
      <text:p text:style-name="P1"><text:tab/>for(;i&lt;F.size();i++)</text:p>
      <text:p text:style-name="P1"><text:tab/><text:tab/>if(F[i]&lt;minimo) minimo = F[i]; <text:s text:c="40"/></text:p>
      <text:p text:style-name="P1"/>
      <text:p text:style-name="P1"><text:tab/>return minimo;</text:p>
      <text:p text:style-name="P1">}</text:p>
      <text:p text:style-name="P1"/>
      <text:p text:style-name="P1"/>
      <text:p text:style-name="P1">/**</text:p>
      <text:p text:style-name="P1">@brief Ordena mediante el algoritmo quicksort en forma creciente</text:p>
      <text:p text:style-name="P1">@param S Vector a ordenar. ES MODIFICADO</text:p>
      <text:p text:style-name="P1">@param P Vector de posiciones (explicación abajo). ES MODIFICADO</text:p>
      <text:p text:style-name="P1">@param ini Marca el comienzo del subconjunto a ordenar (inclusive). NO ES MODIFICADO</text:p>
      <text:p text:style-name="P1">@param fin Marca el final del subconjunto a ordenar (inclusive). NO ES MODIFICADO</text:p>
      <text:p text:style-name="P1"/>
      <text:p text:style-name="P1">Esta función ordena de forma creciente el vector S y también modifica el vector P</text:p>
      <text:p text:style-name="P1">según el mismo criterio, de esta forma se puede reconstruir el vector original S.</text:p>
      <text:p text:style-name="P1"/>
      <text:p text:style-name="P1">NOTA: Esta función es la función utilizada por mi para ordenar en la práctica 1 modificada</text:p>
      <text:p text:style-name="P1">según las necesidades de esta.</text:p>
      <text:p text:style-name="P1"><text:soft-page-break/>*/</text:p>
      <text:p text:style-name="P1">void bombillas_BB_qs (std::vector&lt;int&gt; &amp;S, std::vector&lt;int&gt; &amp;P, const unsigned int &amp;ini, const unsigned int &amp;fin)</text:p>
      <text:p text:style-name="P1">{</text:p>
      <text:p text:style-name="P1"><text:s text:c="4"/>/*** Casos particulares ***/</text:p>
      <text:p text:style-name="P1"><text:s text:c="4"/></text:p>
      <text:p text:style-name="P1"><text:s text:c="4"/>// Conjunto con un único elemento o vacío</text:p>
      <text:p text:style-name="P1"><text:s text:c="4"/>if (fin-ini+1&lt;=1) return;</text:p>
      <text:p text:style-name="P1"/>
      <text:p text:style-name="P1"><text:s text:c="4"/>// Conjunto con dos elementos</text:p>
      <text:p text:style-name="P1"><text:s text:c="4"/>if (fin-ini+1==2)</text:p>
      <text:p text:style-name="P1"><text:s text:c="4"/>{</text:p>
      <text:p text:style-name="P1"><text:s text:c="8"/>if (S[ini]&gt;S[fin])</text:p>
      <text:p text:style-name="P1"><text:s text:c="8"/>{</text:p>
      <text:p text:style-name="P1"><text:s text:c="12"/>std::swap(S[ini],S[fin]);</text:p>
      <text:p text:style-name="P1"><text:s text:c="12"/>std::swap(P[ini],P[fin]);</text:p>
      <text:p text:style-name="P1"><text:s text:c="8"/>}</text:p>
      <text:p text:style-name="P1"><text:s text:c="8"/>return;</text:p>
      <text:p text:style-name="P1"><text:s text:c="4"/>}</text:p>
      <text:p text:style-name="P1"/>
      <text:p text:style-name="P1"><text:s text:c="4"/>unsigned int der=fin,izq=ini+1,posmedia,i;</text:p>
      <text:p text:style-name="P1"><text:s text:c="4"/>float pivote=S[ini]; </text:p>
      <text:p text:style-name="P1"/>
      <text:p text:style-name="P1"><text:s text:c="4"/>// Realizo el intercambio de elementos</text:p>
      <text:p text:style-name="P1"><text:s text:c="4"/>while (izq &lt; der)</text:p>
      <text:p text:style-name="P1"><text:s text:c="4"/>{</text:p>
      <text:p text:style-name="P1"><text:s text:c="8"/>while (izq&lt;der &amp;&amp; S[izq] &lt;= pivote) izq++;</text:p>
      <text:p text:style-name="P1"><text:s text:c="8"/>while (izq&lt;der &amp;&amp; S[der] <text:s/>&gt; pivote) der--;</text:p>
      <text:p text:style-name="P1"/>
      <text:p text:style-name="P1"><text:s text:c="8"/>std::swap(S[izq],S[der]);</text:p>
      <text:p text:style-name="P1"><text:s text:c="8"/>std::swap(P[izq],P[der]);</text:p>
      <text:p text:style-name="P1"><text:s text:c="4"/>}</text:p>
      <text:p text:style-name="P1"/>
      <text:p text:style-name="P1"><text:s text:c="4"/>// Elijo la posicion media</text:p>
      <text:p text:style-name="P1"><text:s text:c="4"/>posmedia = (pivote&gt;S[izq])?izq:izq-1;</text:p>
      <text:p text:style-name="P1"/>
      <text:p text:style-name="P1"><text:s text:c="4"/>if (ini!=posmedia)</text:p>
      <text:p text:style-name="P1"><text:soft-page-break/><text:s text:c="4"/>{</text:p>
      <text:p text:style-name="P1"><text:s text:c="8"/>std::swap(S[ini], S[posmedia]);</text:p>
      <text:p text:style-name="P1"><text:s text:c="8"/>std::swap(P[ini], P[posmedia]);</text:p>
      <text:p text:style-name="P1"><text:s text:c="4"/>}</text:p>
      <text:p text:style-name="P1"><text:s text:c="4"/></text:p>
      <text:p text:style-name="P1"><text:s text:c="4"/>bombillas_BB_qs(S, P, ini, posmedia-1);</text:p>
      <text:p text:style-name="P1"><text:s text:c="4"/>bombillas_BB_qs(S, P, posmedia+1, fin); </text:p>
      <text:p text:style-name="P1">}</text:p>
      <text:p text:style-name="P1"/>
      <text:p text:style-name="P1">/**</text:p>
      <text:p text:style-name="P1">@brief Ordena mediante el algoritmo quicksort en forma creciente</text:p>
      <text:p text:style-name="P1">@param S Vector a ordenar. ES MODIFICADO</text:p>
      <text:p text:style-name="P1">@param ini Marca el comienzo del subconjunto a ordenar (inclusive). NO ES MODIFICADO</text:p>
      <text:p text:style-name="P1">@param fin Marca el final del subconjunto a ordenar (inclusive). NO ES MODIFICADO</text:p>
      <text:p text:style-name="P1"/>
      <text:p text:style-name="P1">NOTA: Esta función es la función utilizada por mi para ordenar en la práctica 1 modificada</text:p>
      <text:p text:style-name="P1">según las necesidades de esta.</text:p>
      <text:p text:style-name="P1">*/</text:p>
      <text:p text:style-name="P1">void bombillas_BB_qs (std::vector&lt;int&gt; &amp;S, const unsigned int &amp;ini, const unsigned int &amp;fin)</text:p>
      <text:p text:style-name="P1">{</text:p>
      <text:p text:style-name="P1"><text:s text:c="4"/>/*** Casos particulares ***/</text:p>
      <text:p text:style-name="P1"><text:s text:c="4"/></text:p>
      <text:p text:style-name="P1"><text:s text:c="4"/>// Conjunto con un único elemento o vacío</text:p>
      <text:p text:style-name="P1"><text:s text:c="4"/>if (fin-ini+1&lt;=1) return;</text:p>
      <text:p text:style-name="P1"/>
      <text:p text:style-name="P1"><text:s text:c="4"/>// Conjunto con dos elementos</text:p>
      <text:p text:style-name="P1"><text:s text:c="4"/>if (fin-ini+1==2)</text:p>
      <text:p text:style-name="P1"><text:s text:c="4"/>{</text:p>
      <text:p text:style-name="P1"><text:s text:c="8"/>if (S[ini]&gt;S[fin])</text:p>
      <text:p text:style-name="P1"><text:s text:c="8"/>{</text:p>
      <text:p text:style-name="P1"><text:s text:c="12"/>std::swap(S[ini],S[fin]);</text:p>
      <text:p text:style-name="P1"><text:s text:c="8"/>}</text:p>
      <text:p text:style-name="P1"><text:s text:c="8"/>return;</text:p>
      <text:p text:style-name="P1"><text:s text:c="4"/>}</text:p>
      <text:p text:style-name="P1"/>
      <text:p text:style-name="P1"><text:s text:c="4"/>unsigned int der=fin,izq=ini+1,posmedia,i;</text:p>
      <text:p text:style-name="P1"><text:s text:c="4"/>float pivote=S[ini]; </text:p>
      <text:p text:style-name="P1"/>
      <text:p text:style-name="P1"><text:s text:c="4"/>// Realizo el intercambio de elementos</text:p>
      <text:p text:style-name="P1"><text:soft-page-break/><text:s text:c="4"/>while (izq &lt; der)</text:p>
      <text:p text:style-name="P1"><text:s text:c="4"/>{</text:p>
      <text:p text:style-name="P1"><text:s text:c="8"/>while (izq&lt;der &amp;&amp; S[izq] &lt;= pivote) izq++;</text:p>
      <text:p text:style-name="P1"><text:s text:c="8"/>while (izq&lt;der &amp;&amp; S[der] <text:s/>&gt; pivote) der--;</text:p>
      <text:p text:style-name="P1"/>
      <text:p text:style-name="P1"><text:s text:c="8"/>std::swap(S[izq],S[der]);</text:p>
      <text:p text:style-name="P1"><text:s text:c="4"/>}</text:p>
      <text:p text:style-name="P1"/>
      <text:p text:style-name="P1"><text:s text:c="4"/>// Elijo la posicion media</text:p>
      <text:p text:style-name="P1"><text:s text:c="4"/>posmedia = (pivote&gt;S[izq])?izq:izq-1;</text:p>
      <text:p text:style-name="P1"/>
      <text:p text:style-name="P1"><text:s text:c="4"/>if (ini!=posmedia)</text:p>
      <text:p text:style-name="P1"><text:s text:c="4"/>{</text:p>
      <text:p text:style-name="P1"><text:s text:c="8"/>std::swap(S[ini], S[posmedia]);</text:p>
      <text:p text:style-name="P1"><text:s text:c="4"/>}</text:p>
      <text:p text:style-name="P1"><text:s text:c="4"/></text:p>
      <text:p text:style-name="P1"><text:s text:c="4"/>bombillas_BB_qs(S, ini, posmedia-1);</text:p>
      <text:p text:style-name="P1"><text:s text:c="4"/>bombillas_BB_qs(S, posmedia+1, fin); </text:p>
      <text:p text:style-name="P1">}</text:p>
      <text:p text:style-name="P1"/>
      <text:p text:style-name="P1">/**</text:p>
      <text:p text:style-name="P1">@brief Comprueba si una solución parcial cumple las restricciones implícitas.</text:p>
      <text:p text:style-name="P1">@param X Vector de la solución parcial.</text:p>
      <text:p text:style-name="P1">@param flibres Focos libres en dicha solución.</text:p>
      <text:p text:style-name="P1">@param k Fase (profundidad en el árbol de estados) por la que iba la solución.</text:p>
      <text:p text:style-name="P1">*/ </text:p>
      <text:p text:style-name="P1">inline bool Factible(const std::vector&lt;int&gt; &amp;X,const int &amp;flibres, const int &amp;k)</text:p>
      <text:p text:style-name="P1">{</text:p>
      <text:p text:style-name="P1"><text:tab/>register unsigned int blibres = 0, i = 0;</text:p>
      <text:p text:style-name="P1"/>
      <text:p text:style-name="P1"><text:tab/>// Cuento las bombillas libres</text:p>
      <text:p text:style-name="P1"><text:tab/>for (;i&lt;X.size();i++)</text:p>
      <text:p text:style-name="P1"><text:tab/><text:tab/>if (X[i]==0) blibres++;</text:p>
      <text:p text:style-name="P1"><text:tab/><text:tab/></text:p>
      <text:p text:style-name="P1"><text:tab/>// Restriccion (1); deben quedar igual o mas bombillas sin asignar que focos libres</text:p>
      <text:p text:style-name="P1"><text:tab/>if (blibres &lt; flibres);</text:p>
      <text:p text:style-name="P1"><text:tab/>// Restriccion (2); no se podra colocar una bombilla en un foco &gt; foco anterior +1</text:p>
      <text:p text:style-name="P1"><text:tab/>// esto evita soluciones repetidas</text:p>
      <text:p text:style-name="P1"><text:tab/>else if (k&gt;0 &amp;&amp; X[k]&gt;X[k-1]+1);</text:p>
      <text:p text:style-name="P1"><text:tab/>else return true;</text:p>
      <text:p text:style-name="P1"/>
      <text:p text:style-name="P1"><text:soft-page-break/><text:tab/>return false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ourier 10 Pitch1" svg:font-family="'Courier 10 Pitc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5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OOoComputerCode" style:display-name="_OOoComputerCode" style:family="paragraph" style:parent-style-name="Text_20_body" style:list-style-name="List_20_1">
      <style:text-properties style:font-name="Courier 10 Pitch"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OoComputerCode" style:family="text">
      <style:text-properties fo:color="#000000" style:font-name="Courier 10 Pitch1"/>
    </style:style>
    <style:style style:name="_5f_OOoComputerBase" style:display-name="_OOoComputerBase" style:family="text" style:parent-style-name="OOoComputerCode"/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ubn </meta:initial-creator>
    <meta:creation-date>2010-01-22T20:57:04</meta:creation-date>
    <dc:date>2010-01-22T23:43:39</dc:date>
    <dc:creator>raubn </dc:creator>
    <meta:editing-duration>PT02H46M35S</meta:editing-duration>
    <meta:editing-cycles>31</meta:editing-cycles>
    <meta:generator>OpenOffice.org/3.1$Linux OpenOffice.org_project/310m19$Build-9420</meta:generator>
    <meta:document-statistic meta:table-count="0" meta:image-count="0" meta:object-count="8" meta:page-count="25" meta:paragraph-count="652" meta:word-count="2840" meta:character-count="196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t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n>2.84498</math:mn>
      </math:mrow>
      <math:mi>·</math:mi>
      <math:msup>
        <math:mn>10</math:mn>
        <math:mrow>
          <math:mo math:stretchy="false">−</math:mo>
          <math:mn>15</math:mn>
        </math:mrow>
      </math:msup>
      <math:mrow>
        <math:msup>
          <math:mi>n</math:mi>
          <math:mn>3</math:mn>
        </math:msup>
        <math:mo math:stretchy="false">−</math:mo>
        <math:mn>1.11504</math:mn>
      </math:mrow>
      <math:mi>·</math:mi>
      <math:msup>
        <math:mn>10</math:mn>
        <math:mrow>
          <math:mo math:stretchy="false">−</math:mo>
          <math:mn>13</math:mn>
        </math:mrow>
      </math:msup>
      <math:mrow>
        <math:msup>
          <math:mi>n</math:mi>
          <math:mn>2</math:mn>
        </math:msup>
        <math:mo math:stretchy="false">−</math:mo>
        <math:mn>2.01099</math:mn>
      </math:mrow>
      <math:mi>·</math:mi>
      <math:msup>
        <math:mn>10</math:mn>
        <math:mrow>
          <math:mo math:stretchy="false">−</math:mo>
          <math:mn>6</math:mn>
        </math:mrow>
      </math:msup>
      <math:mrow>
        <math:mi>n</math:mi>
        <math:mo math:stretchy="false">+</math:mo>
        <math:mn>7.97169</math:mn>
      </math:mrow>
      <math:mi>·</math:mi>
      <math:msup>
        <math:mn>10</math:mn>
        <math:mrow>
          <math:mo math:stretchy="false">−</math:mo>
          <math:mn>6</math:mn>
        </math:mrow>
      </math:msup>
    </math:mrow>
    <math:annotation math:encoding="StarMath 5.0">f_{t}(n) = 2.84498·10^{-15}n^3 -1.11504·10^{-13}n^2 -2.01099·10^{-6}n + 7.97169·10^{-6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N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row>
            <math:mrow>
              <math:mrow>
                <math:msup>
                  <math:mi math:fontstyle="italic">0.999993n</math:mi>
                  <math:mn>4</math:mn>
                </math:msup>
                <math:mo math:stretchy="false">+</math:mo>
                <math:msup>
                  <math:mn>1372n</math:mn>
                  <math:mn>3</math:mn>
                </math:msup>
              </math:mrow>
              <math:mo math:stretchy="false">−</math:mo>
              <math:msup>
                <math:mn>31197.6n</math:mn>
                <math:mn>2</math:mn>
              </math:msup>
            </math:mrow>
            <math:mo math:stretchy="false">+</math:mo>
            <math:mn>259969</math:mn>
          </math:mrow>
          <math:mo math:stretchy="false">−</math:mo>
          <math:mn>747975</math:mn>
        </math:mrow>
      </math:mrow>
    </math:mrow>
    <math:annotation math:encoding="StarMath 5.0">f_{N}(n) = 	0.999993n^4 + 1372n^3 - 31197.6n^2 + 259969 - 747975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nodo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frac>
          <math:mrow>
            <math:mi>t</math:mi>
            <math:mrow>
              <math:mo math:stretchy="false">(</math:mo>
              <math:mi>n</math:mi>
              <math:mo math:stretchy="false">)</math:mo>
            </math:mrow>
          </math:mrow>
          <math:mi>N</math:mi>
        </math:mfrac>
      </math:mrow>
    </math:mrow>
    <math:annotation math:encoding="StarMath 5.0">t_{nodo}(n) = {t(n)} over {N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i>n</math:mi>
          <math:mo math:stretchy="false">)</math:mo>
        </math:mrow>
        <math:mo math:stretchy="false">=</math:mo>
        <math:msub>
          <math:mi>f</math:mi>
          <math:mi>N</math:mi>
        </math:msub>
      </math:mrow>
      <math:mrow>
        <math:mo math:stretchy="false">(</math:mo>
        <math:mi>n</math:mi>
        <math:mo math:stretchy="false">)</math:mo>
      </math:mrow>
      <math:mi>·</math:mi>
      <math:msub>
        <math:mi>f</math:mi>
        <math:mi>t</math:mi>
      </math:msub>
      <math:mrow>
        <math:mo math:stretchy="false">(</math:mo>
        <math:mi>n</math:mi>
        <math:mo math:stretchy="false">)</math:mo>
      </math:mrow>
    </math:mrow>
    <math:annotation math:encoding="StarMath 5.0">t(n) = f_{N}(n)·f_{t}(n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(</math:mo>
          <math:mi>n</math:mi>
          <math:mo math:stretchy="false">)</math:mo>
        </math:mrow>
        <math:mo math:stretchy="false">=</math:mo>
        <math:msub>
          <math:mi>f</math:mi>
          <math:mi>N</math:mi>
        </math:msub>
      </math:mrow>
      <math:mrow>
        <math:mo math:stretchy="false">(</math:mo>
        <math:mi>n</math:mi>
        <math:mo math:stretchy="false">)</math:mo>
      </math:mrow>
      <math:mi>·</math:mi>
      <math:msub>
        <math:mi>f</math:mi>
        <math:mi>t</math:mi>
      </math:msub>
      <math:mrow>
        <math:mo math:stretchy="false">(</math:mo>
        <math:mi>n</math:mi>
        <math:mo math:stretchy="false">)</math:mo>
      </math:mrow>
    </math:mrow>
    <math:annotation math:encoding="StarMath 5.0">t(n) = f_{N}(n)·f_{t}(n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nodo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frac>
          <math:mrow>
            <math:mi>t</math:mi>
            <math:mrow>
              <math:mo math:stretchy="false">(</math:mo>
              <math:mi>n</math:mi>
              <math:mo math:stretchy="false">)</math:mo>
            </math:mrow>
          </math:mrow>
          <math:mi>N</math:mi>
        </math:mfrac>
      </math:mrow>
    </math:mrow>
    <math:annotation math:encoding="StarMath 5.0">t_{nodo}(n) = {t(n)} over {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t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n>5.39655</math:mn>
      </math:mrow>
      <math:mi>·</math:mi>
      <math:msup>
        <math:mn>10</math:mn>
        <math:mrow>
          <math:mo math:stretchy="false">−</math:mo>
          <math:mn>14</math:mn>
        </math:mrow>
      </math:msup>
      <math:mrow>
        <math:msup>
          <math:mi>n</math:mi>
          <math:mn>4</math:mn>
        </math:msup>
        <math:mo math:stretchy="false">−</math:mo>
        <math:mn>1.12372</math:mn>
      </math:mrow>
      <math:mi>·</math:mi>
      <math:msup>
        <math:mn>10</math:mn>
        <math:mrow>
          <math:mo math:stretchy="false">−</math:mo>
          <math:mn>7</math:mn>
        </math:mrow>
      </math:msup>
      <math:mrow>
        <math:msup>
          <math:mi>n</math:mi>
          <math:mn>3</math:mn>
        </math:msup>
        <math:mo math:stretchy="false">−</math:mo>
        <math:mn>4.94249</math:mn>
      </math:mrow>
      <math:mi>·</math:mi>
      <math:msup>
        <math:mn>10</math:mn>
        <math:mrow>
          <math:mo math:stretchy="false">−</math:mo>
          <math:mn>6</math:mn>
        </math:mrow>
      </math:msup>
      <math:mrow>
        <math:msup>
          <math:mi>n</math:mi>
          <math:mn>2</math:mn>
        </math:msup>
        <math:mo math:stretchy="false">−</math:mo>
        <math:mn>7.18345</math:mn>
      </math:mrow>
      <math:mi>·</math:mi>
      <math:msup>
        <math:mn>10</math:mn>
        <math:mrow>
          <math:mo math:stretchy="false">−</math:mo>
          <math:mn>5</math:mn>
        </math:mrow>
      </math:msup>
      <math:mrow>
        <math:mi>n</math:mi>
        <math:mo math:stretchy="false">+</math:mo>
        <math:mn>0.000346334</math:mn>
      </math:mrow>
    </math:mrow>
    <math:annotation math:encoding="StarMath 5.0">f_{t}(n) = 5.39655·10^{-14}n^4-1.12372·10^{-7}n^3 -4.94249·10^{-6}n^2 -7.18345·10^{-5}n + 0.000346334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N</math:mi>
      </math:msub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row>
            <math:mrow>
              <math:mrow>
                <math:mrow>
                  <math:mo math:stretchy="false">−</math:mo>
                  <math:msup>
                    <math:mn>0.00419397n</math:mn>
                    <math:mn>5</math:mn>
                  </math:msup>
                </math:mrow>
                <math:mo math:stretchy="false">+</math:mo>
                <math:msup>
                  <math:mn>1932.18n</math:mn>
                  <math:mn>4</math:mn>
                </math:msup>
              </math:mrow>
              <math:mo math:stretchy="false">−</math:mo>
              <math:msup>
                <math:mn>19636.6n</math:mn>
                <math:mn>3</math:mn>
              </math:msup>
            </math:mrow>
            <math:mo math:stretchy="false">−</math:mo>
            <math:msup>
              <math:mn>252952n</math:mn>
              <math:mn>2</math:mn>
            </math:msup>
          </math:mrow>
          <math:mo math:stretchy="false">+</math:mo>
          <math:mn>1.34874</math:mn>
        </math:mrow>
      </math:mrow>
      <math:mi>·</math:mi>
      <math:mrow>
        <math:msup>
          <math:mn>10</math:mn>
          <math:mn>6x</math:mn>
        </math:msup>
        <math:mo math:stretchy="false">+</math:mo>
        <math:mn>1.52099</math:mn>
      </math:mrow>
      <math:mi>·</math:mi>
      <math:msup>
        <math:mn>10</math:mn>
        <math:mn>7</math:mn>
      </math:msup>
    </math:mrow>
    <math:annotation math:encoding="StarMath 5.0">f_{N}(n) = -0.00419397n^5 + 1932.18n^4 - 19636.6n^3 - 252952n^2 + 1.34874·10^6x + 1.52099·10^7
</math:annotation>
  </math:semantics>
</math:math>
</file>